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RestitutionRFM" style:family="table" style:master-page-name="">
      <style:table-properties style:width="16.671cm" style:page-number="auto" table:align="margins"/>
    </style:style>
    <style:style style:name="tabDecompteRestitutionRFM.A" style:family="table-column">
      <style:table-column-properties style:column-width="10.61cm" style:rel-column-width="41709*"/>
    </style:style>
    <style:style style:name="tabDecompteRestitutionRFM.B" style:family="table-column">
      <style:table-column-properties style:column-width="0.873cm" style:rel-column-width="3432*"/>
    </style:style>
    <style:style style:name="tabDecompteRestitutionRFM.C" style:family="table-column">
      <style:table-column-properties style:column-width="1.773cm" style:rel-column-width="6968*"/>
    </style:style>
    <style:style style:name="tabDecompteRestitutionRFM.D" style:family="table-column">
      <style:table-column-properties style:column-width="0.501cm" style:rel-column-width="1969*"/>
    </style:style>
    <style:style style:name="tabDecompteRestitutionRFM.E" style:family="table-column">
      <style:table-column-properties style:column-width="1.03cm" style:rel-column-width="4049*"/>
    </style:style>
    <style:style style:name="tabDecompteRestitutionRFM.F" style:family="table-column">
      <style:table-column-properties style:column-width="1.884cm" style:rel-column-width="7408*"/>
    </style:style>
    <style:style style:name="tabDecompteRestitutionRFM.1" style:family="table-row">
      <style:table-row-properties style:min-row-height="0.661cm"/>
    </style:style>
    <style:style style:name="tabDecompteRestitutionRFM.A1" style:family="table-cell">
      <style:table-cell-properties fo:padding="0.097cm" fo:border="none"/>
    </style:style>
    <style:style style:name="tabDecompteRestitutionRFM.2" style:family="table-row">
      <style:table-row-properties style:min-row-height="0.476cm"/>
    </style:style>
    <style:style style:name="tabDecompteRestitutionRFM.A2" style:family="table-cell">
      <style:table-cell-properties fo:padding="0cm" fo:border="none"/>
    </style:style>
    <style:style style:name="tabDecompteRestitutionRFM.3" style:family="table-row">
      <style:table-row-properties style:min-row-height="0.6cm"/>
    </style:style>
    <style:style style:name="tabDecompteRestitutionRFM.A4" style:family="table-cell">
      <style:table-cell-properties fo:background-color="transparent" fo:padding="0cm" fo:border="none">
        <style:background-image/>
      </style:table-cell-properties>
    </style:style>
    <style:style style:name="tabDecompteRestitutionRFM.5" style:family="table-row">
      <style:table-row-properties style:min-row-height="1.125cm"/>
    </style:style>
    <style:style style:name="tabDecompteRestitutionRFM.E9" style:family="table-cell">
      <style:table-cell-properties style:border-line-width-bottom="0.002cm 0.035cm 0.002cm" fo:padding="0.097cm" fo:border-left="none" fo:border-right="none" fo:border-top="0.018cm solid #000000" fo:border-bottom="0.039cm double #000000"/>
    </style:style>
    <style:style style:name="P1" style:family="paragraph" style:parent-style-name="Text_20_body">
      <style:paragraph-properties fo:margin-top="0cm" fo:margin-bottom="0cm"/>
      <style:text-properties style:font-name="Helvetica" fo:font-size="2pt" style:font-size-asian="2pt" style:font-size-complex="2pt"/>
    </style:style>
    <style:style style:name="P2" style:family="paragraph" style:parent-style-name="Standard">
      <style:text-properties style:font-name="Helvetica" fo:font-size="6pt" style:font-size-asian="6pt" style:font-size-complex="6pt"/>
    </style:style>
    <style:style style:name="P3" style:family="paragraph" style:parent-style-name="Table_20_Contents">
      <style:paragraph-properties fo:margin-left="-0.071cm" fo:margin-right="0.009cm" fo:margin-top="0cm" fo:margin-bottom="0.101cm" fo:text-indent="0cm" style:auto-text-indent="false"/>
      <style:text-properties style:font-name="Helvetic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margin-top="0cm" fo:margin-bottom="0.101cm"/>
      <style:text-properties style:font-name="Helvetica" fo:font-size="11pt" style:font-size-asian="11pt" style:font-size-complex="11pt"/>
    </style:style>
    <style:style style:name="P5" style:family="paragraph" style:parent-style-name="Table_20_Contents">
      <style:paragraph-properties fo:margin-top="0cm" fo:margin-bottom="0.101cm" fo:text-align="start" style:justify-single-word="false"/>
      <style:text-properties style:font-name="Helvetica" fo:font-size="11pt" style:font-size-asian="11pt" style:font-size-complex="11pt"/>
    </style:style>
    <style:style style:name="P6" style:family="paragraph" style:parent-style-name="Table_20_Contents">
      <style:paragraph-properties fo:margin-top="0cm" fo:margin-bottom="0.101cm" fo:text-align="end" style:justify-single-word="false"/>
      <style:text-properties style:font-name="Helvetica" fo:font-size="11pt" style:font-size-asian="11pt" style:font-size-complex="11pt"/>
    </style:style>
    <style:style style:name="P7" style:family="paragraph" style:parent-style-name="Table_20_Contents">
      <style:paragraph-properties fo:margin-left="0.026cm" fo:margin-right="0cm" fo:text-indent="0cm" style:auto-text-indent="false"/>
      <style:text-properties style:font-name="Helvetica" fo:font-size="11pt" style:font-size-asian="11pt" style:font-size-complex="11pt"/>
    </style:style>
    <style:style style:name="P8" style:family="paragraph" style:parent-style-name="Table_20_Contents">
      <style:paragraph-properties fo:margin-left="0.026cm" fo:margin-right="0cm" fo:text-indent="0cm" style:auto-text-indent="false"/>
      <style:text-properties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margin-left="0.026cm" fo:margin-right="0cm" fo:margin-top="0cm" fo:margin-bottom="0cm" fo:text-indent="0cm" style:auto-text-indent="false"/>
      <style:text-properties style:font-name="Helvetica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11pt" style:font-size-asian="11pt" style:font-size-complex="11pt"/>
    </style:style>
    <style:style style:name="P12" style:family="paragraph" style:parent-style-name="Table_20_Contents">
      <style:paragraph-properties fo:margin-left="0.009cm" fo:margin-right="0.009cm" fo:margin-top="0.199cm" fo:margin-bottom="0.15cm" fo:text-indent="0cm" style:auto-text-indent="false"/>
      <style:text-properties style:font-name="Helvetic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.199cm" fo:margin-bottom="0.15cm" fo:text-align="start" style:justify-single-word="false"/>
      <style:text-properties style:font-name="Helvetica" fo:font-size="11pt" style:font-size-asian="11pt" style:font-size-complex="11pt"/>
    </style:style>
    <style:style style:name="P14" style:family="paragraph" style:parent-style-name="Table_20_Contents">
      <style:paragraph-properties fo:margin-top="0.199cm" fo:margin-bottom="0.15cm" fo:text-align="end" style:justify-single-word="false"/>
      <style:text-properties style:font-name="Helvetica" fo:font-size="11pt" style:font-size-asian="11pt" style:font-size-complex="11pt"/>
    </style:style>
    <style:style style:name="P15" style:family="paragraph" style:parent-style-name="Table_20_Contents">
      <style:paragraph-properties fo:margin-top="0cm" fo:margin-bottom="0cm"/>
      <style:text-properties style:font-name="Helvetica" fo:font-size="11pt" style:font-size-asian="11pt" style:font-size-complex="11pt"/>
    </style:style>
    <style:style style:name="P16" style:family="paragraph" style:parent-style-name="Table_20_Contents">
      <style:paragraph-properties fo:margin-top="0cm" fo:margin-bottom="0cm" fo:text-align="start" style:justify-single-word="false"/>
      <style:text-properties style:font-name="Helvetica" fo:font-size="11pt" style:font-size-asian="11pt" style:font-size-complex="11pt"/>
    </style:style>
    <style:style style:name="P17" style:family="paragraph" style:parent-style-name="Table_20_Contents">
      <style:paragraph-properties fo:margin-top="0cm" fo:margin-bottom="0cm" fo:text-align="end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RestitutionRFM" table:style-name="tabDecompteRestitutionRFM">
        <table:table-column table:style-name="tabDecompteRestitutionRFM.A"/>
        <table:table-column table:style-name="tabDecompteRestitutionRFM.B"/>
        <table:table-column table:style-name="tabDecompteRestitutionRFM.C"/>
        <table:table-column table:style-name="tabDecompteRestitutionRFM.D"/>
        <table:table-column table:style-name="tabDecompteRestitutionRFM.E"/>
        <table:table-column table:style-name="tabDecompteRestitutionRFM.F"/>
        <table:table-row table:style-name="tabDecompteRestitutionRFM.1">
          <table:table-cell table:style-name="tabDecompteRestitutionRFM.A1" office:value-type="string">
            <text:p text:style-name="P3">%=titreDecompteDu=%</text:p>
          </table:table-cell>
          <table:table-cell table:style-name="tabDecompteRestitutionRFM.A1" office:value-type="string">
            <text:p text:style-name="P5"/>
          </table:table-cell>
          <table:table-cell table:style-name="tabDecompteRestitutionRFM.A1" office:value-type="string">
            <text:p text:style-name="P4"/>
          </table:table-cell>
          <table:table-cell table:style-name="tabDecompteRestitutionRFM.A1" office:value-type="string">
            <text:p text:style-name="P4"/>
          </table:table-cell>
          <table:table-cell table:style-name="tabDecompteRestitutionRFM.A1" office:value-type="string">
            <text:p text:style-name="P6"/>
          </table:table-cell>
          <table:table-cell table:style-name="tabDecompteRestitutionRFM.A1" office:value-type="string">
            <text:p text:style-name="P6"/>
          </table:table-cell>
        </table:table-row>
        <table:table-row table:style-name="tabDecompteRestitutionRFM.2">
          <table:table-cell table:style-name="tabDecompteRestitutionRFM.A2" office:value-type="string">
            <text:p text:style-name="P7">%{ligneTexteDu}%%=texteDecompteDu=%</text:p>
          </table:table-cell>
          <table:table-cell table:style-name="tabDecompteRestitutionRFM.A2" office:value-type="string">
            <text:p text:style-name="P10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</table:table-row>
        <table:table-row table:style-name="tabDecompteRestitutionRFM.3">
          <table:table-cell table:style-name="tabDecompteRestitutionRFM.A2" office:value-type="string">
            <text:p text:style-name="P7"><text:s text:c="3"/>%{ligneTexteDemandeDueItr}%%=texteDemandeDueItr=%</text:p>
          </table:table-cell>
          <table:table-cell table:style-name="tabDecompteRestitutionRFM.A2" office:value-type="string">
            <text:p text:style-name="P10">%=chf=%</text:p>
          </table:table-cell>
          <table:table-cell table:style-name="tabDecompteRestitutionRFM.A2" office:value-type="string">
            <text:p text:style-name="P11">%=montantItrDu=%</text:p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</table:table-row>
        <table:table-row>
          <table:table-cell table:style-name="tabDecompteRestitutionRFM.A4" office:value-type="string">
            <text:p text:style-name="P8"><text:s text:c="3"/>%{ligneTexteDuFinal}%%=texteDecompteDuFinal=%</text:p>
          </table:table-cell>
          <table:table-cell table:style-name="tabDecompteRestitutionRFM.A4" office:value-type="string">
            <text:p text:style-name="P10">%=chf=%</text:p>
          </table:table-cell>
          <table:table-cell table:style-name="tabDecompteRestitutionRFM.A4" office:value-type="string">
            <text:p text:style-name="P11">%=montantDu=%</text:p>
          </table:table-cell>
          <table:table-cell table:style-name="tabDecompteRestitutionRFM.A4" office:value-type="string">
            <text:p text:style-name="P11"/>
          </table:table-cell>
          <table:table-cell table:style-name="tabDecompteRestitutionRFM.A4" office:value-type="string">
            <text:p text:style-name="P11">%=chf=%</text:p>
          </table:table-cell>
          <table:table-cell table:style-name="tabDecompteRestitutionRFM.A4" office:value-type="string">
            <text:p text:style-name="P11">%=montantDuTotal=%</text:p>
          </table:table-cell>
        </table:table-row>
        <table:table-row table:style-name="tabDecompteRestitutionRFM.5">
          <table:table-cell table:style-name="tabDecompteRestitutionRFM.A1" office:value-type="string">
            <text:p text:style-name="P12">%{ligneTitreDecompteVerse}%%=titreDecompteVerse=%</text:p>
          </table:table-cell>
          <table:table-cell table:style-name="tabDecompteRestitutionRFM.A1" office:value-type="string">
            <text:p text:style-name="P13"/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</table:table-row>
        <table:table-row>
          <table:table-cell table:style-name="tabDecompteRestitutionRFM.A2" office:value-type="string">
            <text:p text:style-name="P7">%{ligneTexteVerse}%%=texteDecompteVerse=%</text:p>
          </table:table-cell>
          <table:table-cell table:style-name="tabDecompteRestitutionRFM.A2" office:value-type="string">
            <text:p text:style-name="P10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</table:table-row>
        <table:table-row>
          <table:table-cell table:style-name="tabDecompteRestitutionRFM.A2" office:value-type="string">
            <text:p text:style-name="P7"><text:s text:c="3"/>%{ligneTexteDemandeVerseItr}%%=texteDemandeVerseItr=%</text:p>
          </table:table-cell>
          <table:table-cell table:style-name="tabDecompteRestitutionRFM.A2" office:value-type="string">
            <text:p text:style-name="P10">%=chf=%</text:p>
          </table:table-cell>
          <table:table-cell table:style-name="tabDecompteRestitutionRFM.A2" office:value-type="string">
            <text:p text:style-name="P11">%=montantItrVerse=%</text:p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</table:table-row>
        <table:table-row>
          <table:table-cell table:style-name="tabDecompteRestitutionRFM.A2" office:value-type="string">
            <text:p text:style-name="P7"><text:s text:c="3"/>%{ligneTexteVerseFinal}%%=texteDecompteVerseFinal=%</text:p>
          </table:table-cell>
          <table:table-cell table:style-name="tabDecompteRestitutionRFM.A2" office:value-type="string">
            <text:p text:style-name="P10">%=chf=%</text:p>
          </table:table-cell>
          <table:table-cell table:style-name="tabDecompteRestitutionRFM.A2" office:value-type="string">
            <text:p text:style-name="P11">%=montantVerse=%</text:p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>%=chf=%</text:p>
          </table:table-cell>
          <table:table-cell table:style-name="tabDecompteRestitutionRFM.A2" office:value-type="string">
            <text:p text:style-name="P11">%=montantVerseTotal=%</text:p>
          </table:table-cell>
        </table:table-row>
        <table:table-row>
          <table:table-cell table:style-name="tabDecompteRestitutionRFM.A2" office:value-type="string">
            <text:p text:style-name="P9">%{<text:span text:style-name="T1">ligneTexteRemboursement</text:span>}%%=texteRemboursement=%</text:p>
          </table:table-cell>
          <table:table-cell table:style-name="tabDecompteRestitutionRFM.A2" office:value-type="string">
            <text:p text:style-name="P16"/>
          </table:table-cell>
          <table:table-cell table:style-name="tabDecompteRestitutionRFM.A2" office:value-type="string">
            <text:p text:style-name="P15"/>
          </table:table-cell>
          <table:table-cell table:style-name="tabDecompteRestitutionRFM.A2" office:value-type="string">
            <text:p text:style-name="P15"/>
          </table:table-cell>
          <table:table-cell table:style-name="tabDecompteRestitutionRFM.E9" office:value-type="string">
            <text:p text:style-name="P17">%=chf=%</text:p>
          </table:table-cell>
          <table:table-cell table:style-name="tabDecompteRestitutionRFM.E9" office:value-type="string">
            <text:p text:style-name="P17">%=montantARembourser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creator>lga </dc:creator>
    <dc:date>2015-11-27T10:24:43.96</dc:date>
    <meta:printed-by>Mike Boillat</meta:printed-by>
    <meta:print-date>2012-09-24T13:44:15</meta:print-date>
    <meta:editing-cycles>70</meta:editing-cycles>
    <meta:editing-duration>PT10H56M54S</meta:editing-duration>
    <meta:document-statistic meta:table-count="1" meta:image-count="0" meta:object-count="0" meta:page-count="1" meta:paragraph-count="23" meta:word-count="23" meta:character-count="577"/>
    <meta:user-defined meta:name="Info 1"/>
    <meta:user-defined meta:name="Info 2"/>
    <meta:user-defined meta:name="Info 3"/>
    <meta:user-defined meta:name="Info 4"/>
  </office:meta>
</office:document-meta>
</file>